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lr-tb"/>
    </style:style>
    <style:style style:name="Таблица1.A" style:family="table-column">
      <style:table-column-properties style:column-width="9.077cm"/>
    </style:style>
    <style:style style:name="Таблица1.B" style:family="table-column">
      <style:table-column-properties style:column-width="2.224cm"/>
    </style:style>
    <style:style style:name="Таблица1.C" style:family="table-column">
      <style:table-column-properties style:column-width="5.39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fo:padding-left="0.189cm" fo:padding-right="0.189cm" fo:padding-top="0cm" fo:padding-bottom="0cm" fo:border="0.75pt solid #00000a"/>
    </style:style>
    <style:style style:name="Таблица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A2" style:family="table-cell">
      <style:table-cell-properties style:vertical-align="middle" fo:padding-left="0.189cm" fo:padding-right="0.189cm" fo:padding-top="0cm" fo:padding-bottom="0cm" fo:border="0.75pt solid #00000a"/>
    </style:style>
    <style:style style:name="Таблица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3" style:family="table-row">
      <style:table-row-properties fo:keep-together="always"/>
    </style:style>
    <style:style style:name="Таблица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4" style:family="table-row">
      <style:table-row-properties fo:keep-together="auto"/>
    </style:style>
    <style:style style:name="Таблица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5" style:family="table-row">
      <style:table-row-properties fo:keep-together="auto"/>
    </style:style>
    <style:style style:name="Таблица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6" style:family="table-row">
      <style:table-row-properties fo:keep-together="auto"/>
    </style:style>
    <style:style style:name="Таблица1.C6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7" style:family="table-row">
      <style:table-row-properties fo:keep-together="auto"/>
    </style:style>
    <style:style style:name="Таблица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8" style:family="table-row">
      <style:table-row-properties fo:keep-together="auto"/>
    </style:style>
    <style:style style:name="Таблица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9" style:family="table-row">
      <style:table-row-properties fo:keep-together="auto"/>
    </style:style>
    <style:style style:name="Таблица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10" style:family="table-row">
      <style:table-row-properties style:min-row-height="0.944cm" fo:keep-together="auto"/>
    </style:style>
    <style:style style:name="Таблица2" style:family="table">
      <style:table-properties style:width="15.63cm" fo:margin-left="-0.386cm" fo:margin-top="0cm" fo:margin-bottom="0cm" table:align="left" style:writing-mode="lr-tb"/>
    </style:style>
    <style:style style:name="Таблица2.A" style:family="table-column">
      <style:table-column-properties style:column-width="7.19cm"/>
    </style:style>
    <style:style style:name="Таблица2.B" style:family="table-column">
      <style:table-column-properties style:column-width="2.939cm"/>
    </style:style>
    <style:style style:name="Таблица2.C" style:family="table-column">
      <style:table-column-properties style:column-width="2.7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Normal_20__28_Web_29_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</style:style>
    <style:style style:name="P2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3" style:family="paragraph" style:parent-style-name="Normal_20__28_Web_29_">
      <loext:graphic-properties draw:fill="solid" draw:fill-color="#ffffff"/>
      <style:paragraph-properties fo:margin-left="0.25cm" fo:margin-right="0cm" fo:margin-top="0cm" fo:margin-bottom="0cm" loext:contextual-spacing="false" style:line-height-at-least="0.423cm" fo:text-align="justify" style:justify-single-word="false" fo:text-indent="0cm" style:auto-text-indent="false" fo:background-color="#ffffff"/>
    </style:style>
    <style:style style:name="P4" style:family="paragraph" style:parent-style-name="Title">
      <style:paragraph-properties fo:margin-left="0.187cm" fo:margin-right="0cm" fo:text-indent="0cm" style:auto-text-indent="false"/>
    </style:style>
    <style:style style:name="P5" style:family="paragraph" style:parent-style-name="Title">
      <style:paragraph-properties fo:margin-left="0.187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 style:list-style-name="WWNum4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 style:list-style-name="WWNum13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 style:list-style-name="WWNum17">
      <style:paragraph-properties fo:text-align="justify" style:justify-single-word="false" fo:hyphenation-ladder-count="no-limit">
        <style:tab-stops>
          <style:tab-stop style:position="0.529cm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4" style:family="paragraph" style:parent-style-name="Standard">
      <style:paragraph-properties fo:line-height="115%" fo:text-align="justify" style:justify-single-word="false"/>
    </style:style>
    <style:style style:name="P25" style:family="paragraph" style:parent-style-name="Standard">
      <style:paragraph-properties fo:line-height="115%" fo:text-align="justify" style:justify-single-word="false"/>
      <style:text-properties style:font-weight-complex="bold"/>
    </style:style>
    <style:style style:name="P26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27" style:family="paragraph" style:parent-style-name="Standard" style:list-style-name="WWNum15"/>
    <style:style style:name="P28" style:family="paragraph" style:parent-style-name="Standard" style:list-style-name="WWNum14"/>
    <style:style style:name="P29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7.62cm" fo:margin-right="0cm" fo:hyphenation-ladder-count="no-limit" fo:text-indent="-7.62cm" style:auto-text-indent="false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.752cm"/>
        </style:tab-stops>
      </style:paragraph-properties>
    </style:style>
    <style:style style:name="P36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3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39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0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1" style:family="paragraph" style:parent-style-name="Standard">
      <style:paragraph-properties fo:margin-left="0.751cm" fo:margin-right="0cm" fo:text-align="justify" style:justify-single-word="false" fo:orphans="2" fo:widows="2" fo:text-indent="0cm" style:auto-text-indent="false"/>
    </style:style>
    <style:style style:name="P42" style:family="paragraph" style:parent-style-name="Standard" style:list-style-name="WWNum6">
      <style:paragraph-properties fo:margin-left="0cm" fo:margin-right="0cm" fo:text-align="justify" style:justify-single-word="false" fo:orphans="2" fo:widows="2" fo:text-indent="1cm" style:auto-text-indent="false">
        <style:tab-stops>
          <style:tab-stop style:position="0.501cm"/>
        </style:tab-stops>
      </style:paragraph-properties>
    </style:style>
    <style:style style:name="P43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5" style:family="paragraph" style:parent-style-name="Standard">
      <style:paragraph-properties fo:margin-left="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46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47" style:family="paragraph" style:parent-style-name="Standard">
      <loext:graphic-properties draw:fill="solid" draw:fill-color="#ffffff"/>
      <style:paragraph-properties fo:margin-top="0.469cm" fo:margin-bottom="0.176cm" loext:contextual-spacing="false" fo:text-align="center" style:justify-single-word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48" style:family="paragraph" style:parent-style-name="Standard">
      <loext:graphic-properties draw:fill="solid" draw:fill-color="#ffffff"/>
      <style:paragraph-properties fo:margin-top="0.469cm" fo:margin-bottom="0.176cm" loext:contextual-spacing="false" fo:text-align="center" style:justify-single-word="false" fo:background-color="#ffffff">
        <style:tab-stops>
          <style:tab-stop style:position="12.421cm" style:leader-style="dotted" style:leader-text="."/>
        </style:tab-stops>
      </style:paragraph-properties>
      <style:text-properties fo:letter-spacing="0.007cm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50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51" style:family="paragraph" style:parent-style-name="Standard">
      <style:paragraph-properties fo:margin-left="0.187cm" fo:margin-right="0cm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52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53" style:family="paragraph" style:parent-style-name="Standard">
      <style:paragraph-properties fo:margin-left="1.2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4" style:family="paragraph" style:parent-style-name="Standard">
      <style:paragraph-properties fo:margin-left="0.616cm" fo:margin-right="0cm" fo:text-align="justify" style:justify-single-word="false" fo:hyphenation-ladder-count="no-limit" fo:text-indent="0cm" style:auto-text-indent="false"/>
      <style:text-properties fo:font-style="italic" style:font-style-asian="italic" fo:hyphenate="false" fo:hyphenation-remain-char-count="2" fo:hyphenation-push-char-count="2"/>
    </style:style>
    <style:style style:name="P55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56" style:family="paragraph" style:parent-style-name="ConsPlusTitle">
      <style:paragraph-properties fo:text-align="justify" style:justify-single-word="false" fo:orphans="2" fo:widows="2"/>
    </style:style>
    <style:style style:name="P57" style:family="paragraph" style:parent-style-name="ConsPlusTitle" style:list-style-name="WWNum14">
      <style:paragraph-properties fo:text-align="justify" style:justify-single-word="false" fo:orphans="2" fo:widows="2"/>
    </style:style>
    <style:style style:name="P58" style:family="paragraph" style:parent-style-name="kr_5f_обычный">
      <style:paragraph-properties fo:margin-left="0cm" fo:margin-right="0cm" fo:text-indent="0cm" style:auto-text-indent="false"/>
    </style:style>
    <style:style style:name="P59" style:family="paragraph" style:parent-style-name="Body_20_Text_20_2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60" style:family="paragraph" style:parent-style-name="Heading_20_1" style:list-style-name="">
      <style:paragraph-properties fo:margin-left="1.251cm" fo:margin-right="0cm" fo:margin-top="0cm" fo:margin-bottom="0cm" loext:contextual-spacing="false" fo:text-align="center" style:justify-single-word="false" fo:text-indent="0cm" style:auto-text-indent="false"/>
    </style:style>
    <style:style style:name="P61" style:family="paragraph" style:parent-style-name="Balloon_20_Text" style:list-style-name="WWNum4"/>
    <style:style style:name="P62" style:family="paragraph" style:parent-style-name="Основной_20_текст_20_с_20_отступом_20_21" style:list-style-name="WWNum6">
      <style:paragraph-properties fo:margin-left="0.25cm" fo:margin-right="0cm" fo:text-indent="1cm" style:auto-text-indent="false"/>
    </style:style>
    <style:style style:name="P63" style:family="paragraph" style:parent-style-name="List_20_Paragraph" style:list-style-name="WWNum5">
      <style:paragraph-properties fo:margin-left="0.25cm" fo:margin-right="0cm" fo:margin-top="0.176cm" fo:margin-bottom="0cm" loext:contextual-spacing="false" fo:text-align="justify" style:justify-single-word="false" fo:text-indent="1cm" style:auto-text-indent="false"/>
    </style:style>
    <style:style style:name="P64" style:family="paragraph" style:parent-style-name="List_20_Paragraph" style:list-style-name="WWNum6">
      <style:paragraph-properties fo:margin-left="0.25cm" fo:margin-right="0cm" fo:margin-top="0.176cm" fo:margin-bottom="0cm" loext:contextual-spacing="false" fo:line-height="100%" fo:text-align="justify" style:justify-single-word="false" fo:orphans="0" fo:widows="0" fo:text-indent="1cm" style:auto-text-indent="false">
        <style:tab-stops>
          <style:tab-stop style:position="1.251cm"/>
        </style:tab-stops>
      </style:paragraph-properties>
    </style:style>
    <style:style style:name="P65" style:family="paragraph" style:parent-style-name="List_20_Paragraph" style:list-style-name="WWNum5">
      <style:paragraph-properties fo:margin-left="0cm" fo:margin-right="0cm" fo:margin-top="0.176cm" fo:margin-bottom="0cm" loext:contextual-spacing="false" fo:text-align="justify" style:justify-single-word="false" fo:text-indent="1.251cm" style:auto-text-indent="false"/>
    </style:style>
    <style:style style:name="P66" style:family="paragraph" style:parent-style-name="List_20_Paragraph" style:list-style-name="WWNum12">
      <style:paragraph-properties fo:margin-left="0cm" fo:margin-right="0cm" fo:margin-top="0.176cm" fo:margin-bottom="0.212cm" loext:contextual-spacing="false" fo:text-align="justify" style:justify-single-word="false" fo:text-indent="0.75cm" style:auto-text-indent="false"/>
    </style:style>
    <style:style style:name="P67" style:family="paragraph" style:parent-style-name="List_20_Paragraph" style:list-style-name="WWNum17">
      <style:paragraph-properties fo:margin-top="0.176cm" fo:margin-bottom="0cm" loext:contextual-spacing="false" fo:line-height="100%"/>
    </style:style>
    <style:style style:name="P68" style:family="paragraph" style:parent-style-name="Text_20_body">
      <style:paragraph-properties fo:margin-left="0.635cm" fo:margin-right="0cm" fo:margin-top="0.176cm" fo:margin-bottom="0cm" loext:contextual-spacing="false" fo:text-align="justify" style:justify-single-word="false" fo:orphans="2" fo:widows="2" fo:text-indent="0cm" style:auto-text-indent="false"/>
    </style:style>
    <style:style style:name="P69" style:family="paragraph" style:parent-style-name="Text_20_body" style:list-style-name="WWNum5">
      <style:paragraph-properties fo:margin-left="0.25cm" fo:margin-right="0cm" fo:margin-top="0.176cm" fo:margin-bottom="0cm" loext:contextual-spacing="false" fo:text-align="justify" style:justify-single-word="false" fo:orphans="2" fo:widows="2" fo:text-indent="1cm" style:auto-text-indent="false"/>
    </style:style>
    <style:style style:name="P70" style:family="paragraph" style:parent-style-name="H3">
      <style:paragraph-properties fo:margin-left="0cm" fo:margin-right="0cm" fo:text-align="justify" style:justify-single-word="false" fo:text-indent="1.251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3" style:family="text">
      <style:text-properties fo:font-size="14pt" fo:font-weight="normal" style:font-name-asian="Calibri1" style:font-size-asian="14pt" style:language-asian="en" style:country-asian="US" style:font-weight-asian="normal" style:font-size-complex="14pt" style:font-weight-complex="normal"/>
    </style:style>
    <style:style style:name="T4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ffff" loext:char-shading-value="0" style:font-weight-asian="bold"/>
    </style:style>
    <style:style style:name="T9" style:family="text">
      <style:text-properties fo:font-weight="bold" style:font-name-asian="Calibri1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style:font-weight-complex="bold"/>
    </style:style>
    <style:style style:name="T13" style:family="text">
      <style:text-properties fo:font-size="12pt" fo:font-style="italic" style:font-size-asian="12pt" style:font-style-asian="italic" style:font-size-complex="12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style:font-name-asian="Times New Roman1" style:font-size-asian="12pt" style:language-asian="ru" style:country-asian="RU" style:font-size-complex="12pt"/>
    </style:style>
    <style:style style:name="T16" style:family="text">
      <style:text-properties fo:font-size="12pt" fo:background-color="#ffffff" loext:char-shading-value="0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style:font-size-asian="12pt" style:font-size-complex="12pt" style:font-weight-complex="normal"/>
    </style:style>
    <style:style style:name="T2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3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6" style:family="text">
      <style:text-properties style:language-asian="en" style:country-asian="US"/>
    </style:style>
    <style:style style:name="T27" style:family="text">
      <style:text-properties fo:letter-spacing="0.007cm" fo:font-weight="bold" style:font-weight-asian="bold"/>
    </style:style>
    <style:style style:name="T28" style:family="text">
      <style:text-properties fo:letter-spacing="0.007cm" fo:font-weight="bold" style:font-weight-asian="bold" style:font-weight-complex="bold"/>
    </style:style>
    <style:style style:name="T29" style:family="text">
      <style:text-properties fo:letter-spacing="0.007cm" fo:font-weight="bold" style:font-name-asian="Calibri1" style:font-weight-asian="bold"/>
    </style:style>
    <style:style style:name="T30" style:family="text">
      <style:text-properties style:font-style-complex="italic"/>
    </style:style>
    <style:style style:name="T31" style:family="text">
      <style:text-properties style:font-style-complex="italic" style:font-weight-complex="bold"/>
    </style:style>
    <style:style style:name="T32" style:family="text">
      <style:text-properties fo:font-style="italic" fo:font-weight="bold" style:font-style-asian="italic" style:font-weight-asian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style:font-name-asian="Calibri1" style:font-style-asian="italic" style:font-weight-asian="bold" style:font-style-complex="italic" style:font-weight-complex="bold"/>
    </style:style>
    <style:style style:name="T35" style:family="text">
      <style:text-properties fo:font-style="italic" style:font-style-asian="italic"/>
    </style:style>
    <style:style style:name="T36" style:family="text">
      <style:text-properties style:font-weight-complex="bold"/>
    </style:style>
    <style:style style:name="T37" style:family="text">
      <style:text-properties fo:color="#ff0000"/>
    </style:style>
    <style:style style:name="T38" style:family="text">
      <style:text-properties style:font-name-asian="Calibri1"/>
    </style:style>
    <style:style style:name="T39" style:family="text">
      <style:text-properties style:font-name-asian="Calibri1" style:language-asian="en" style:country-asian="US"/>
    </style:style>
    <style:style style:name="T40" style:family="text">
      <style:text-properties style:font-name-asian="Calibri1" style:language-asian="en" style:country-asian="US" style:font-name-complex="Calibri1"/>
    </style:style>
    <style:style style:name="T41" style:family="text">
      <style:text-properties style:font-name-asian="Calibri1" style:font-weight-complex="bol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color="#000000" fo:font-weight="bold" style:font-weight-asian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size="12pt" style:font-size-asian="12pt" style:font-size-complex="12pt"/>
    </style:style>
    <style:style style:name="T46" style:family="text">
      <style:text-properties fo:color="#000000" style:font-name="Times New Roman" fo:font-size="12pt" style:font-size-asian="12pt" style:font-size-complex="12pt"/>
    </style:style>
    <style:style style:name="T47" style:family="text">
      <style:text-properties fo:color="#000000"/>
    </style:style>
    <style:style style:name="T48" style:family="text">
      <style:text-properties fo:color="#000000" style:font-weight-complex="bold"/>
    </style:style>
    <style:style style:name="T49" style:family="text">
      <style:text-properties fo:color="#000000" style:font-name-asian="Calibri1" style:language-asian="en" style:country-asian="US"/>
    </style:style>
    <style:style style:name="T50" style:family="text">
      <style:text-properties fo:color="#000000" fo:font-size="14pt" fo:language="en" fo:country="US" fo:background-color="#ffffff" loext:char-shading-value="0" style:font-size-asian="14pt" style:font-size-complex="14pt"/>
    </style:style>
    <style:style style:name="T51" style:family="text">
      <style:text-properties fo:color="#494949"/>
    </style:style>
    <style:style style:name="T52" style:family="text">
      <style:text-properties fo:font-weight="normal" style:font-weight-asian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language-asian="ru" style:country-asian="RU"/>
    </style:style>
    <style:style style:name="T55" style:family="text">
      <style:text-properties fo:color="#c00000"/>
    </style:style>
    <style:style style:name="T56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">АННОТАЦИЯ</text:span></text:p>
      <text:p text:style-name="P7"><text:span text:style-name="T1">РАБОЧЕЙ ПРОГРАММЫ ДИСЦИПЛИНЫ</text:span></text:p>
      <text:p text:style-name="P8"><text:bookmark text:name="_GoBack"/></text:p>
      <text:p text:style-name="P7"><text:span text:style-name="T4">КомпьюТерные Технологии в науке и образовании</text:span><text:span text:style-name="T5"> (наименование дисциплины)</text:span></text:p>
      <text:p text:style-name="P29">Направление подготовки/специальность высшего образования:</text:p>
      <text:p text:style-name="P12"><text:span text:style-name="T6">___</text:span><text:span text:style-name="T2">230100 «Информатика и вычислительная <text:s text:c="2"/>техника</text:span> </text:p>
      <text:p text:style-name="P30"><text:span text:style-name="T5">(код и наименование направления подготовки/специальности)</text:span></text:p>
      <text:p text:style-name="P29"/>
      <text:p text:style-name="P31">Программа магистратуры:</text:p>
      <text:p text:style-name="P32"><text:span text:style-name="T2">Сети ЭВМ и телекоммуникации</text:span></text:p>
      <text:p text:style-name="P7"><text:span text:style-name="T5">(указать профиль подготовки/наименование магистерской программы/специализацию)</text:span></text:p>
      <text:p text:style-name="P13"/>
      <text:p text:style-name="P13">Квалификация: <text:s text:c="7"/><text:span text:style-name="T10">МАГИСТР</text:span></text:p>
      <text:p text:style-name="P9"/>
      <text:p text:style-name="P13"><text:span text:style-name="T6">1. Цели и задачи освоения дисциплины </text:span></text:p>
      <text:p text:style-name="осн_20_часть"><text:span text:style-name="T11">Целью освоения дисциплины</text:span><text:span text:style-name="T6"> </text:span><text:span text:style-name="T11">является изучение слушателями основных методов и средств применения современных информационных технологий в научно-исследовательской и образовательной деятельности. </text:span></text:p>
      <text:p text:style-name="осн_20_часть"><text:span text:style-name="T11">Основными </text:span><text:span text:style-name="T13">задачами курса</text:span><text:span text:style-name="T11"> являются:</text:span></text:p>
      <text:p text:style-name="осн_20_часть"><text:span text:style-name="T11">− овладение современными методами и средствами автоматизированного анализа и систематизации научных данных;</text:span></text:p>
      <text:p text:style-name="осн_20_часть"><text:span text:style-name="T11">− <text:s/>освоение технологий модернизации образовательных программ на основе внедрения современных информационных технологий;</text:span></text:p>
      <text:p text:style-name="осн_20_часть"><text:span text:style-name="T11">− изучение современных электронных средств поддержки образовательного процесса и приемов их интеграции с традиционными учебно-методическими материалами;</text:span></text:p>
      <text:p text:style-name="осн_20_часть"><text:soft-page-break/><text:span text:style-name="T11">− формирование практических навыков использования научно-образовательных ресурсов </text:span><text:span text:style-name="T14">Internet</text:span><text:span text:style-name="T11"> в повседневной профессиональной деятельности исследователя и педагога. </text:span></text:p>
      <text:p text:style-name="P33"/>
      <text:p text:style-name="P13"><text:span text:style-name="T6">2. Компетенции обучающегося, формируемые в результате освоения дисциплины </text:span></text:p>
      <text:p text:style-name="P35">Освоение программы настоящей дисциплины позволит сформировать у обучающегося следующие компетенции: </text:p>
      <text:list xml:id="list226948541836015628" text:style-name="WWNum4">
        <text:list-item>
          <text:p text:style-name="P61"><text:span text:style-name="T18">Способен совершенствовать и развивать свой интеллектуальный и общекультурный уровень (ОК-1);</text:span></text:p>
        </text:list-item>
        <text:list-item>
          <text:p text:style-name="P61"><text:span text:style-name="T18">способность понимать роль науки в развитии цивилизации, соотношение науки и техники, иметь представление о связанных с ними современных социальных и этических проблемах, понимать ценность научной рациональности и ее исторических типов (ОК-2);</text:span></text:p>
        </text:list-item>
        <text:list-item>
          <text:p text:style-name="P14">Способность к самостоятельному обучению новым методам исследования, к изменению научного и научно-производственного профиля своей профессиональной деятельности (ОК-3);</text:p>
        </text:list-item>
        <text:list-item>
          <text:p text:style-name="P14">способность заниматься научными исследованиями (ОК-4);</text:p>
        </text:list-item>
        <text:list-item>
          <text:p text:style-name="P14">владение методами и средствами получения, хранения, переработки и трансляции информации посредством современных компьютерных технологий, в том числе, в глобальных компьютерных сетях (ОПК-5);</text:p>
        </text:list-item>
        <text:list-item>
          <text:p text:style-name="P14">знание основ философии и методологии науки (ПК-1);</text:p>
        </text:list-item>
        <text:list-item>
          <text:p text:style-name="P14">знание методов научных исследований и владение навыками их проведения (ПК-2);</text:p>
        </text:list-item>
        <text:list-item>
          <text:p text:style-name="P14">владение существующими методами и алгоритмами решения задач распознавания и обработки данных (ПК-4);</text:p>
        </text:list-item>
        <text:list-item>
          <text:p text:style-name="P14">применение перспективных методов исследования и решения профессиональных задач на основе знания мировых тенденций развития вычислительной техники и информационных технологий (ПК-7)</text:p>
        </text:list-item>
      </text:list>
      <text:p text:style-name="P13"/>
      <text:p text:style-name="P13">В результате освоения программы обучающийся должен:</text:p>
      <text:p text:style-name="P68">знать:<text:span text:style-name="T1"> </text:span></text:p>
      <text:list xml:id="list2717489902422514872" text:style-name="WWNum5">
        <text:list-item>
          <text:p text:style-name="P69">современное состояние исследований и разработок в области информатики и вычислительной техники;</text:p>
        </text:list-item>
        <text:list-item>
          <text:p text:style-name="P63"><text:span text:style-name="T22">задачи развития информатизации в сфере науки и образования;</text:span></text:p>
        </text:list-item>
        <text:list-item>
          <text:p text:style-name="P65"><text:span text:style-name="T22">современный инструментарий компьютерных <text:s/>технологий в науке и образовании;</text:span></text:p>
        </text:list-item>
      </text:list>
      <text:p text:style-name="P36"/>
      <text:p text:style-name="P41">уметь:<text:span text:style-name="T1"> </text:span></text:p>
      <text:list xml:id="list951894311483370086" text:style-name="WWNum6">
        <text:list-item>
          <text:p text:style-name="P42"><text:soft-page-break/>применять современный инструментарий компьютерных <text:s/>технологий для <text:s/>решения исследовательских задач в своей предметной области; </text:p>
        </text:list-item>
        <text:list-item>
          <text:p text:style-name="P42">Применять принципы обучения и современные инструменты компьютерных технологий для разработки курсов дистанционного образования; </text:p>
        </text:list-item>
      </text:list>
      <text:list xml:id="list2832958127556794853" text:style-name="WWNum12">
        <text:list-item>
          <text:p text:style-name="P66"><text:span text:style-name="T18">готовить аналитические</text:span><text:span text:style-name="T19"> обзоры по перспективным направлениям компьютерных <text:s/>технологий в науке и образовании.</text:span></text:p>
        </text:list-item>
      </text:list>
      <text:p text:style-name="P13"/>
      <text:p text:style-name="P13">владеть:</text:p>
      <text:list xml:id="list161004022454020" text:continue-list="list951894311483370086" text:style-name="WWNum6">
        <text:list-item>
          <text:p text:style-name="P62"><text:span text:style-name="T11">навыками саморазвития, самообучения, методами извлечения новых знаний;</text:span></text:p>
        </text:list-item>
        <text:list-item>
          <text:p text:style-name="P64"><text:span text:style-name="T18">методами и средствами разработки и оформления технической документации, а также <text:s/>научно-технических отчётов, обзоров, публикаций по результатам выполненных исследований</text:span><text:span text:style-name="T23">.</text:span></text:p>
        </text:list-item>
      </text:list>
      <text:p text:style-name="P9"/>
      <text:p text:style-name="P19"><text:span text:style-name="T6">3. Основная структура дисциплины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3" office:value-type="string">
            <text:p text:style-name="P7"><text:span text:style-name="T6">Вид учебной работы</text:span></text:p>
          </table:table-cell>
          <table:table-cell table:style-name="Таблица1.B1" table:number-columns-spanned="2" office:value-type="string">
            <text:p text:style-name="P7"><text:span text:style-name="T6">Количество часов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43"><text:span text:style-name="T6">Всего</text:span></text:p>
          </table:table-cell>
          <table:table-cell table:style-name="Таблица1.C2" office:value-type="string">
            <text:p text:style-name="P7"><text:span text:style-name="T6">Семестр</text:span></text:p>
          </table:table-cell>
        </table:table-row>
        <table:table-row table:style-name="Таблица1.3">
          <table:covered-table-cell/>
          <table:covered-table-cell/>
          <table:table-cell table:style-name="Таблица1.C3" office:value-type="string">
            <text:p text:style-name="P7"><text:span text:style-name="T6">№ 2</text:span></text:p>
          </table:table-cell>
        </table:table-row>
        <table:table-row table:style-name="Таблица1.4">
          <table:table-cell table:style-name="Таблица1.A1" office:value-type="string">
            <text:p text:style-name="P13">Общая трудоемкость дисциплины</text:p>
          </table:table-cell>
          <table:table-cell table:style-name="Таблица1.A1" office:value-type="string">
            <text:p text:style-name="P13">144</text:p>
          </table:table-cell>
          <table:table-cell table:style-name="Таблица1.C4" office:value-type="string">
            <text:p text:style-name="P13">144</text:p>
          </table:table-cell>
        </table:table-row>
        <table:table-row table:style-name="Таблица1.5">
          <table:table-cell table:style-name="Таблица1.A1" office:value-type="string">
            <text:p text:style-name="P13">Аудиторные занятия, в том числе:</text:p>
          </table:table-cell>
          <table:table-cell table:style-name="Таблица1.A1" office:value-type="string">
            <text:p text:style-name="P13">39</text:p>
          </table:table-cell>
          <table:table-cell table:style-name="Таблица1.C5" office:value-type="string">
            <text:p text:style-name="P13">39</text:p>
          </table:table-cell>
        </table:table-row>
        <table:table-row table:style-name="Таблица1.6">
          <table:table-cell table:style-name="Таблица1.A1" office:value-type="string">
            <text:p text:style-name="P44">лекции</text:p>
          </table:table-cell>
          <table:table-cell table:style-name="Таблица1.A1" office:value-type="string">
            <text:p text:style-name="P13">13</text:p>
          </table:table-cell>
          <table:table-cell table:style-name="Таблица1.C6" office:value-type="string">
            <text:p text:style-name="P13">13</text:p>
          </table:table-cell>
        </table:table-row>
        <table:table-row table:style-name="Таблица1.7">
          <table:table-cell table:style-name="Таблица1.A1" office:value-type="string">
            <text:p text:style-name="P44">лабораторные работы</text:p>
          </table:table-cell>
          <table:table-cell table:style-name="Таблица1.A1" office:value-type="string">
            <text:p text:style-name="P13">26</text:p>
          </table:table-cell>
          <table:table-cell table:style-name="Таблица1.C7" office:value-type="string">
            <text:p text:style-name="P13">26</text:p>
          </table:table-cell>
        </table:table-row>
        <table:table-row table:style-name="Таблица1.8">
          <table:table-cell table:style-name="Таблица1.A1" office:value-type="string">
            <text:p text:style-name="P44">практические занятия</text:p>
          </table:table-cell>
          <table:table-cell table:style-name="Таблица1.A1" office:value-type="string">
            <text:p text:style-name="P13"/>
          </table:table-cell>
          <table:table-cell table:style-name="Таблица1.C8" office:value-type="string">
            <text:p text:style-name="P13"/>
          </table:table-cell>
        </table:table-row>
        <table:table-row table:style-name="Таблица1.9">
          <table:table-cell table:style-name="Таблица1.A1" office:value-type="string">
            <text:p text:style-name="P13">Самостоятельная работа (в том числе курсовое проектирование, курсовая работа)</text:p>
          </table:table-cell>
          <table:table-cell table:style-name="Таблица1.A1" office:value-type="string">
            <text:p text:style-name="P13">69</text:p>
          </table:table-cell>
          <table:table-cell table:style-name="Таблица1.C9" office:value-type="string">
            <text:p text:style-name="P13">69</text:p>
          </table:table-cell>
        </table:table-row>
        <table:table-row table:style-name="Таблица1.10">
          <table:table-cell table:style-name="Таблица1.A1" office:value-type="string">
            <text:p text:style-name="P13">Вид промежуточной аттестации (итогового контроля по дисциплине)</text:p>
          </table:table-cell>
          <table:table-cell table:style-name="Таблица1.A1" office:value-type="string">
            <text:p text:style-name="P13">36</text:p>
          </table:table-cell>
          <table:table-cell table:style-name="Таблица1.A1" office:value-type="string">
            <text:p text:style-name="P13">36</text:p>
          </table:table-cell>
        </table:table-row>
      </table:table>
      <text:p text:style-name="P11"/>
      <text:p text:style-name="P15"><text:soft-page-break/><text:span text:style-name="T6">4. Содержание дисциплины</text:span></text:p>
      <text:p text:style-name="P15">4.1. Перечень разделов и тем дисциплины</text:p>
      <text:p text:style-name="P45"><text:span text:style-name="T7">РАЗДЕЛ 1. . ИНФОРМАЦИОННЫЕ ТЕХНОЛОГИИ В НАУКЕ И ОБРАЗОВАНИИ</text:span></text:p>
      <text:p text:style-name="P47"><text:span text:style-name="T28">ТЕМА 1.1</text:span><text:span text:style-name="T7"> Информатизация общества и задачи его развития в сфере науки и образования</text:span><text:span text:style-name="T6"> </text:span></text:p>
      <text:p text:style-name="P48"/>
      <text:p text:style-name="P12"><text:span text:style-name="T30">Причины информационного кризиса. Информатизация общества как выход из информационного кризиса. </text:span>Цели формирования и развития информационного общества в Российской Федерации. Роль науки и образования в развитии российского рынка информационных технологий. Пути развития <text:s/>информационных технологий для использования в научно-исследовательской и образовательной деятельности</text:p>
      <text:p text:style-name="P6"><text:span text:style-name="T6">Тема 1.2.</text:span><text:span text:style-name="T32"> </text:span><text:span text:style-name="T7">Информационные технологии </text:span></text:p>
      <text:p text:style-name="P6"/>
      <text:p text:style-name="P12">Понятие <text:span text:style-name="T36">информационной технологии.</text:span><text:span text:style-name="T37"> </text:span>Виды<text:span text:style-name="T33"> </text:span>информационных технологий. <text:span text:style-name="T31">Информационная технология обработки данных</text:span><text:span text:style-name="T36">. </text:span><text:span text:style-name="T31">Информационная технология управления</text:span><text:span text:style-name="T36">. </text:span><text:span text:style-name="T31">Информационная технология поддержки принятия решений. Информационная технология экспертных систем.</text:span></text:p>
      <text:p text:style-name="P49"><text:span text:style-name="T6">Тема 1.3. И</text:span><text:span text:style-name="T7">нструментарий компьютерных <text:s/>технологий в науке и образовании </text:span></text:p>
      <text:p text:style-name="P12"><text:span text:style-name="T36">Гипертекст.</text:span><text:span text:style-name="T30"> Тезаурус гипертекста. </text:span><text:span text:style-name="T36">Мультимедиа. </text:span><text:span text:style-name="T30">Использование мультимедиа в сфере образования</text:span>. Интеллектуальные технологии. <text:span text:style-name="T36">Информационные хранилища</text:span><text:span text:style-name="T7">. </text:span><text:span text:style-name="T36">Системы электронного документооборота.</text:span><text:span text:style-name="T7"> </text:span><text:span text:style-name="T36">Геоинформационные системы. Видеоконференция</text:span><text:span text:style-name="T7">.</text:span></text:p>
      <text:p text:style-name="P21"/>
      <text:p text:style-name="P50"><text:span text:style-name="T6">Тема 1.4. </text:span><text:span text:style-name="T7">Технологии искусственного интеллекта </text:span></text:p>
      <text:p text:style-name="P24"><text:span text:style-name="T36">Направления развития искусственного интеллекта. <text:s/>Данные и знания. Модели представления знаний. Стратегии получения знаний. Экспертные системы: структура и классификация. Инструментальные средства построения экспертных систем</text:span></text:p>
      <text:p text:style-name="P25"/>
      <text:p text:style-name="P49"><text:span text:style-name="T6">Тема 1.5. Автоматизированные системы научных исследований (АСНИ) </text:span></text:p>
      <text:p text:style-name="P12"><text:span text:style-name="T39">Определение АСНИ. Сфера использования АСНИ. Цели создания АСНИ. Функции АСНИ. Структура АСНИ. Основные принципы создания АСНИ </text:span></text:p>
      <text:h text:style-name="P70" text:outline-level="4"><text:span text:style-name="T11"><text:s/></text:span><text:span text:style-name="T12">РАЗДЕЛ 2.</text:span><text:span text:style-name="long_5f_text1"><text:span text:style-name="T16"> </text:span></text:span><text:span text:style-name="T11">КОМПЬЮТЕРНЫЕ ТЕХНОЛОГИИ В ОБРАЗОВАНИИ</text:span></text:h>
      <text:p text:style-name="P6"><text:span text:style-name="T6">Тема 2.1. </text:span><text:span text:style-name="T8">Стандарт</text:span><text:span text:style-name="T7"> SCORM</text:span><text:span text:style-name="T27"> </text:span></text:p>
      <text:p text:style-name="P12"><text:span text:style-name="T38">История создания. Структура <text:s/>учебных блоков и пакетов учебного <text:s/>материала. </text:span><text:span text:style-name="mw-headline"><text:span text:style-name="T38">Среда выполнения.</text:span></text:span><text:span text:style-name="T41"> </text:span><text:span text:style-name="mw-headline"><text:span text:style-name="T41">Системы управления <text:s/>обучением, <text:s/>совместимые с</text:span></text:span><text:span text:style-name="mw-headline"><text:span text:style-name="T36">о</text:span></text:span><text:span text:style-name="mw-headline"><text:span text:style-name="T41"> SCORM.</text:span></text:span><text:span text:style-name="T41"> </text:span><text:span text:style-name="mw-headline"><text:span text:style-name="T41">Программное <text:s/>обеспечение, <text:s/>позволяющее <text:s/>создавать <text:s/>SCORM <text:s/>совместимый <text:s/>контент. </text:span></text:span><text:span text:style-name="T38">Книги </text:span><text:span text:style-name="apple-converted-space"><text:span text:style-name="T38"><text:s/></text:span></text:span><text:span text:style-name="T38">SCORM</text:span>.<text:span text:style-name="T38"> <text:s/></text:span></text:p>
      <text:p text:style-name="P6"><text:span text:style-name="T9"><text:s/>Тема </text:span><text:span text:style-name="T6">2</text:span><text:span text:style-name="T9">.2. Дистанционное обучение</text:span><text:span text:style-name="T29"> </text:span></text:p>
      <text:p text:style-name="P1"><text:soft-page-break/>Этапы развития обучения с использованием компьютерных технологий. <text:span text:style-name="Emphasis"><text:span text:style-name="T42">Преимущества</text:span></text:span><text:span text:style-name="Emphasis"> </text:span><text:s/>дистанционного обучения. Формы дистанционного обучения. Проблемы внедрения дистанционного обучения.</text:p>
      <text:p text:style-name="P6"><text:span text:style-name="T6">Тема 2.3. Электронное обучение – е-learning </text:span></text:p>
      <text:p text:style-name="P2">Отличительные особенности и преимущества е-learning. Виды электронного обучения. Проблемы внедрения электронного обучения. </text:p>
      <text:p text:style-name="P49"><text:span text:style-name="T6">Тема 2.4. </text:span><text:span text:style-name="T43">Управление образовательным процессом</text:span><text:span text:style-name="spelling-content-entity"><text:span text:style-name="T51"> </text:span></text:span></text:p>
      <text:p text:style-name="P3"><text:span text:style-name="spelling-content-entity">Понятия, используемые в процессе управления в образовании. Основные области управленческой деятельности в образовании. Типы систем управления.</text:span> Информационные системы управления образованием.</text:p>
      <text:p text:style-name="P3"/>
      <text:h text:style-name="P60" text:outline-level="1"><text:span text:style-name="T20">РАЗДЕЛ </text:span><text:span text:style-name="T21">3.</text:span><text:span text:style-name="T45"> ОБУЧАЮЩАЯ СРЕДА</text:span><text:span text:style-name="T46"> MOODLE</text:span></text:h>
      <text:p text:style-name="P49"><text:span text:style-name="T6">Тема 3.1. </text:span><text:span text:style-name="T43">Принципы обучения , заложенные в обучающую среду Moodle </text:span></text:p>
      <text:p text:style-name="P49"><text:span text:style-name="T47">Конструкционизм, социальный конструктивизм. Пять принципов социального конструктивизма.</text:span><text:span text:style-name="T44"> </text:span><text:span text:style-name="T48">Основы успешного обучения. Правила организации учебного материала.</text:span></text:p>
      <text:p text:style-name="P49"><text:span text:style-name="T6">Тема 3.2. Администрирование системы обучения Moodle </text:span></text:p>
      <text:p text:style-name="Standard"><text:span text:style-name="T39">Общие принципы работы в Moodle</text:span>.<text:span text:style-name="T35"> </text:span><text:span text:style-name="T49">Создание учетных записей. Работа со списком пользователей</text:span><text:span text:style-name="T47">. </text:span><text:span text:style-name="T49">Настройка элементов курса</text:span><text:span text:style-name="T47">.</text:span></text:p>
      <text:p text:style-name="P49"><text:span text:style-name="T6">Тема 3.3. </text:span><text:span text:style-name="T43">Создание электронного учебного курса в Moodle </text:span></text:p>
      <text:p text:style-name="P12"><text:span text:style-name="T39">Создание категории курса. Создание курса. Наполнение курса. Ресурсы курса, элементы курса. Добавление элементов курса и ресурсов. Создание тестов</text:span>.</text:p>
      <text:p text:style-name="P15"/>
      <text:p text:style-name="P15">4.2. Перечень лабораторных работ</text:p>
      <text:p text:style-name="P15">Не предусмотрены</text:p>
      <text:p text:style-name="P15">4.3. Перечень практических (семинарских) <text:s/>занятий</text:p>
      <text:p text:style-name="P34">Практическое занятие №1.<text:span text:style-name="T1"> </text:span>Роль науки и образования в развитии российского рынка информационных технологий (семинар)</text:p>
      <text:p text:style-name="P34">Практическое занятие №2 Современные информационные технологии (семинар)</text:p>
      <text:p text:style-name="P34">Практическое занятие №3 Инструментарий компьютерных <text:s/>технологий в науке и образовании (семинар)</text:p>
      <text:p text:style-name="P34">Практическое занятие № Проблемы внедрения электронного обучения (семинар).</text:p>
      <text:p text:style-name="P34"><text:soft-page-break/>Практическое занятие №5. Обзор современных систем дистанционного образования (семинар) </text:p>
      <text:p text:style-name="P34">Практическое занятие №6. Создание лекции <text:s/>в Moodle</text:p>
      <text:p text:style-name="P34">Практическое занятие №7. Создание тестов <text:s/>в Moodle.</text:p>
      <text:p text:style-name="P34"/>
      <text:p text:style-name="P34"/>
      <text:p text:style-name="P15">4.4. Перечень заданий по <text:s/>самостоятельной работе студентов (включая курсовой проект, курсовую работу)</text:p>
      <text:list xml:id="list6892360384042222112" text:style-name="WWNum13">
        <text:list-item>
          <text:p text:style-name="P16">подготовка к практическим занятиям;</text:p>
        </text:list-item>
        <text:list-item>
          <text:p text:style-name="P16">подготовка к экзамену;</text:p>
        </text:list-item>
        <text:list-item>
          <text:p text:style-name="P16">проработка отдельных разделов теоретического курса;</text:p>
        </text:list-item>
        <text:list-item>
          <text:p text:style-name="P16">Оформление докладов и презентаций </text:p>
        </text:list-item>
      </text:list>
      <text:p text:style-name="P37"/>
      <text:p text:style-name="P46"><text:span text:style-name="T6">Образовательные технологии, применяемые для реализации программы. </text:span></text:p>
      <text:p text:style-name="P38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39"/>
      <text:p text:style-name="P40">Таблица 2 - <text:s/>Применяемые образовательные технологии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ext:soft-page-break/>
        <table:table-row table:style-name="Таблица2.1">
          <table:table-cell table:style-name="Таблица2.A1" office:value-type="string">
            <text:p text:style-name="P26"><text:span text:style-name="T6">Технологии</text:span></text:p>
          </table:table-cell>
          <table:table-cell table:style-name="Таблица2.A1" office:value-type="string">
            <text:p text:style-name="P26"><text:span text:style-name="T6">Лекции</text:span></text:p>
          </table:table-cell>
          <table:table-cell table:style-name="Таблица2.A1" office:value-type="string">
            <text:p text:style-name="P26"><text:span text:style-name="T6">Прак. раб.</text:span></text:p>
          </table:table-cell>
          <table:table-cell table:style-name="Таблица2.A1" office:value-type="string">
            <text:p text:style-name="P26"><text:span text:style-name="T6">СРС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52">Проблемное обучение <text:s/></text:span>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4</text:p>
          </table:table-cell>
        </table:table-row>
        <table:table-row table:style-name="Таблица2.1">
          <table:table-cell table:style-name="Таблица2.A1" office:value-type="string">
            <text:p text:style-name="P51">Разбор конкретных ситуаций 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4</text:p>
          </table:table-cell>
        </table:table-row>
        <table:table-row table:style-name="Таблица2.1">
          <table:table-cell table:style-name="Таблица2.A1" office:value-type="string">
            <text:p text:style-name="P51">Применение слайд-материалов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4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52">Общая дискуссия </text:span>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/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52">Проектный метод</text:span></text:p>
          </table:table-cell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4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52">Командная работа</text:span></text:p>
          </table:table-cell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6">4</text:p>
          </table:table-cell>
        </table:table-row>
      </table:table>
      <text:p text:style-name="P22"/>
      <text:p text:style-name="P22"/>
      <text:list xml:id="list5370433083695068073" text:style-name="WWNum1">
        <text:list-item>
          <text:p text:style-name="P52"><text:span text:style-name="T6">Оценочные средства и технологии </text:span></text:p>
        </text:list-item>
      </text:list>
      <text:p text:style-name="P12"><text:span text:style-name="T1">1. </text:span>Промежуточное тестирование </text:p>
      <text:p text:style-name="P12">2. Выступление с докладом и презентацией.</text:p>
      <text:p text:style-name="P12">3. Экспресс-тестирование на лекции.</text:p>
      <text:p text:style-name="P12">4. Экзамен.</text:p>
      <text:p text:style-name="P23"/>
      <text:p text:style-name="P17"><text:span text:style-name="T6">7. Рекомендуемое информационное обеспечение дисциплины</text:span></text:p>
      <text:p text:style-name="P58"><text:bookmark-start text:name="_Toc432060228"/>7.1. Основная литература<text:bookmark-end text:name="_Toc432060228"/></text:p>
      <text:list xml:id="list2356085661277644591" text:style-name="WWNum15">
        <text:list-item>
          <text:p text:style-name="P27">Компьютерные технологии в науке, технике и образовании : учеб. пособие / Б. Б. Пономарев [и др.]; под общ. ред. А. И. Промптова. - Иркутск : ИрГТУ, 2000. - 395 с. : a-ил </text:p>
        </text:list-item>
        <text:list-item>
          <text:p text:style-name="P27">Трайнев Владимир Алексеевич Новые информационные коммуникационные технологии в образовании / В. А. Трайнев, В. Ю. Теплышев, И. В. Трайнев. - 2-е изд. - Москва : Дашков и К°, 2013. - 317 с. </text:p>
        </text:list-item>
      </text:list>
      <text:p text:style-name="P59">7.2. Дополнительная литература</text:p>
      <text:list xml:id="list8144481444756949820" text:style-name="WWNum14">
        <text:list-item>
          <text:p text:style-name="P57"><text:span text:style-name="T53">О государственной программе Российской Федерации "Информационное общество <text:s/>(2011 - 2020 годы)". Распоряжение от 20 октября 2010 г. n 1815-р</text:span></text:p>
        </text:list-item>
        <text:list-item>
          <text:p text:style-name="P28">Логинов Владимир Николаевич Информационные технологии управления : учебное пособие по специальности "Государственное и муниципальное управление" / В. Н. Логинов. - 2-е изд., стер. - М. : КНОРУС, 2012. - 238 с. : a-ил </text:p>
        </text:list-item>
      </text:list>
      <text:p text:style-name="Standard"/>
      <text:p text:style-name="P56">. <text:span text:style-name="T52">7.3. Электронные образовательные ресурсы</text:span></text:p>
      <text:p text:style-name="P53">Сетевой диск кафедры ВТ </text:p>
      <text:p text:style-name="P54"/>
      <text:p text:style-name="P13">7.4. Ресурсы сети Интернет</text:p>
      <text:list xml:id="list2078313071104712501" text:style-name="WWNum17">
        <text:list-item>
          <text:p text:style-name="P18"><text:soft-page-break/><text:span text:style-name="T1">http://www.intuit.ru</text:span><text:span text:style-name="T50"> </text:span></text:p>
        </text:list-item>
        <text:list-item>
          <text:p text:style-name="P67"><text:span text:style-name="T23">http://moodle-center.ru/</text:span></text:p>
        </text:list-item>
        <text:list-item>
          <text:p text:style-name="P67"><text:span text:style-name="T24">http://docs.moodle.org/en/Philosophy.</text:span></text:p>
        </text:list-item>
        <text:list-item>
          <text:p text:style-name="P67"><text:span text:style-name="T25">http</text:span><text:span text:style-name="T24">://</text:span><text:span text:style-name="T25">docs</text:span><text:span text:style-name="T24">.</text:span><text:span text:style-name="T25">moodle</text:span><text:span text:style-name="T24">.</text:span><text:span text:style-name="T25">org</text:span><text:span text:style-name="T24">/</text:span><text:span text:style-name="T25">en</text:span><text:span text:style-name="T24">/</text:span><text:span text:style-name="T25">Pedagogy</text:span></text:p>
        </text:list-item>
      </text:list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line-height="115%" fo:orphans="2" fo:widows="2" fo:keep-with-next="always"/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Маркированный_20_список1" style:display-name="Маркированный список1" style:family="paragraph" style:parent-style-name="Standard" style:default-outline-level="">
      <style:paragraph-properties fo:orphans="2" fo:widows="2" fo:hyphenation-ladder-count="no-limit"/>
      <style:text-properties fo:font-size="10pt" style:font-size-asian="10pt" style:language-asian="ar" style:country-asian="SA" style:font-size-complex="1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IEB_20_Objective_20_Bullet" style:display-name="IEB Objective Bullet" style:family="paragraph" style:parent-style-name="Standard" style:default-outline-level="">
      <style:paragraph-properties fo:margin-left="1.588cm" fo:margin-right="0cm" fo:orphans="2" fo:widows="2" fo:hyphenation-ladder-count="no-limit" fo:text-indent="-0.635cm" style:auto-text-indent="false">
        <style:tab-stops>
          <style:tab-stop style:position="1.588cm"/>
        </style:tab-stops>
      </style:paragraph-properties>
      <style:text-properties style:font-name="Verdana" fo:font-family="Verdana" style:font-family-generic="roman" style:font-pitch="variable" fo:font-size="9pt" fo:language="en" fo:country="US" style:font-size-asian="9pt" style:language-asian="ar" style:country-asian="SA" fo:hyphenate="false" fo:hyphenation-remain-char-count="2" fo:hyphenation-push-char-count="2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осн_20_часть" style:display-name="осн часть" style:family="paragraph" style:parent-style-name="Standard" style:default-outline-level="">
      <style:paragraph-properties fo:margin-left="0cm" fo:margin-right="0cm" fo:text-align="justify" style:justify-single-word="false" fo:orphans="2" fo:widows="2" fo:text-indent="1.101cm" style:auto-text-indent="false" style:vertical-align="baselin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orphans="2" fo:widows="2" fo:keep-with-next="always"/>
      <style:text-properties fo:font-size="14pt" fo:font-weight="bold" style:font-size-asian="14pt" style:font-weight-asian="bold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fo:font-weight="bold" style:language-asian="en" style:country-asian="US" style:font-weight-asian="bold" style:font-weight-complex="bold"/>
    </style:style>
    <style:style style:name="ConsPlusTitle" style:family="paragraph" style:default-outline-level="">
      <style:paragraph-properties fo:text-align="start" style:justify-single-word="false" fo:orphans="0" fo:widows="0" style:writing-mode="lr-tb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apple-converted-space" style:family="text"/>
    <style:style style:name="long_5f_text1" style:display-name="long_text1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pelling-content-entity" style:family="text"/>
    <style:style style:name="mw-headline" style:family="text"/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4pt" style:font-size-asian="14pt" style:font-size-complex="14pt"/>
    </style:style>
    <style:style style:name="ListLabel_20_22" style:display-name="ListLabel 22" style:family="text">
      <style:text-properties fo:font-size="14pt" style:font-size-asian="14pt" style:font-size-complex="14pt"/>
    </style:style>
    <style:style style:name="ListLabel_20_23" style:display-name="ListLabel 23" style:family="text">
      <style:text-properties fo:font-size="14pt" style:font-size-asian="14pt" style:font-size-complex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4pt" style:font-size-asian="14pt" style:font-size-complex="14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4:00</meta:creation-date>
    <dc:date>2016-08-28T14:54:00</dc:date>
    <meta:editing-duration>PT1M</meta:editing-duration>
    <meta:generator>LibreOffice/5.1.5.2$Linux_X86_64 LibreOffice_project/10m0$Build-2</meta:generator>
    <meta:document-statistic meta:table-count="2" meta:image-count="0" meta:object-count="0" meta:page-count="8" meta:paragraph-count="155" meta:word-count="1136" meta:character-count="9528" meta:non-whitespace-character-count="8494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